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color="#000000"/>
    </style:style>
    <style:style style:name="T7" style:parent-style-name="Fuentedepárrafopredeter." style:family="text">
      <style:text-properties fo:color="#A52A2A"/>
    </style:style>
    <style:style style:name="T8" style:parent-style-name="Fuentedepárrafopredeter." style:family="text">
      <style:text-properties fo:color="#000000"/>
    </style:style>
    <style:style style:name="P9" style:parent-style-name="Standard" style:family="paragraph">
      <style:text-properties fo:color="#000000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/>
    </style:style>
    <style:style style:name="T12" style:parent-style-name="Fuentedepárrafopredeter." style:family="text">
      <style:text-properties fo:color="#000000"/>
    </style:style>
    <style:style style:name="T13" style:parent-style-name="Fuentedepárrafopredeter." style:family="text">
      <style:text-properties fo:color="#A52A2A"/>
    </style:style>
    <style:style style:name="T14" style:parent-style-name="Fuentedepárrafopredeter." style:family="text">
      <style:text-properties fo:color="#A52A2A"/>
    </style:style>
    <style:style style:name="T15" style:parent-style-name="Fuentedepárrafopredeter." style:family="text">
      <style:text-properties fo:color="#000000"/>
    </style:style>
    <style:style style:name="P16" style:parent-style-name="Standard" style:family="paragraph">
      <style:text-properties fo:color="#000000"/>
    </style:style>
    <style:style style:name="P17" style:parent-style-name="Standard" style:family="paragraph">
      <style:text-properties fo:color="#000000"/>
    </style:style>
    <style:style style:name="P18" style:parent-style-name="Standard" style:family="paragraph">
      <style:text-properties fo:color="#000000"/>
    </style:style>
    <style:style style:name="T19" style:parent-style-name="Fuentedepárrafopredeter." style:family="text">
      <style:text-properties fo:color="#000000"/>
    </style:style>
    <style:style style:name="T20" style:parent-style-name="Fuentedepárrafopredeter." style:family="text">
      <style:text-properties fo:color="#A52A2A"/>
    </style:style>
    <style:style style:name="T21" style:parent-style-name="Fuentedepárrafopredeter." style:family="text">
      <style:text-properties fo:color="#000000"/>
    </style:style>
    <style:style style:name="P22" style:parent-style-name="Standard" style:family="paragraph">
      <style:text-properties fo:color="#00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font-weight="bold" style:font-weight-asian="bold" style:font-weight-complex="bold" fo:color="#000000"/>
    </style:style>
    <style:style style:name="T25" style:parent-style-name="Fuentedepárrafopredeter." style:family="text">
      <style:text-properties fo:color="#000000"/>
    </style:style>
    <style:style style:name="P26" style:parent-style-name="Standard" style:family="paragraph">
      <style:text-properties fo:color="#000000"/>
    </style:style>
    <style:style style:name="T27" style:parent-style-name="Fuentedepárrafopredeter." style:family="text">
      <style:text-properties fo:color="#0000CD" fo:language="en" fo:country="GB"/>
    </style:style>
    <style:style style:name="T28" style:parent-style-name="Fuentedepárrafopredeter." style:family="text">
      <style:text-properties fo:color="#000000" fo:language="en" fo:country="GB"/>
    </style:style>
    <style:style style:name="P29" style:parent-style-name="Standard" style:family="paragraph">
      <style:text-properties fo:color="#000000" fo:language="en" fo:country="GB"/>
    </style:style>
    <style:style style:name="T30" style:parent-style-name="Fuentedepárrafopredeter." style:family="text">
      <style:text-properties fo:color="#000000" fo:language="en" fo:country="GB"/>
    </style:style>
    <style:style style:name="T31" style:parent-style-name="Fuentedepárrafopredeter." style:family="text">
      <style:text-properties fo:language="en" fo:country="GB"/>
    </style:style>
    <style:style style:name="P32" style:parent-style-name="Standard" style:family="paragraph">
      <style:text-properties fo:language="en" fo:country="GB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color="#000000"/>
    </style:style>
    <style:style style:name="T35" style:parent-style-name="Fuentedepárrafopredeter." style:family="text">
      <style:text-properties fo:color="#A52A2A"/>
    </style:style>
    <style:style style:name="T36" style:parent-style-name="Fuentedepárrafopredeter." style:family="text">
      <style:text-properties fo:color="#000000"/>
    </style:style>
    <style:style style:name="P37" style:parent-style-name="Standard" style:family="paragraph">
      <style:text-properties fo:color="#000000"/>
    </style:style>
    <style:style style:name="P38" style:parent-style-name="Standard" style:family="paragraph">
      <style:text-properties fo:color="#000000"/>
    </style:style>
    <style:style style:name="P39" style:parent-style-name="Standard" style:family="paragraph">
      <style:text-properties fo:color="#000000"/>
    </style:style>
    <style:style style:name="T40" style:parent-style-name="Fuentedepárrafopredeter." style:family="text">
      <style:text-properties fo:font-weight="bold" style:font-weight-asian="bold" style:font-weight-complex="bold" fo:color="#000000"/>
    </style:style>
    <style:style style:name="T41" style:parent-style-name="Fuentedepárrafopredeter." style:family="text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T46" style:parent-style-name="Fuentedepárrafopredeter." style:family="text">
      <style:text-properties fo:color="#000000"/>
    </style:style>
    <style:style style:name="T47" style:parent-style-name="Fuentedepárrafopredeter." style:family="text">
      <style:text-properties fo:color="#A52A2A"/>
    </style:style>
    <style:style style:name="T48" style:parent-style-name="Fuentedepárrafopredeter." style:family="text">
      <style:text-properties style:font-name="Consolas" fo:color="#A52A2A" fo:font-size="11.5pt" style:font-size-asian="11.5pt" style:font-size-complex="11.5pt" fo:background-color="#FFFFFF"/>
    </style:style>
    <style:style style:name="T49" style:parent-style-name="Fuentedepárrafopredeter." style:family="text">
      <style:text-properties style:font-name="Consolas" fo:color="#A52A2A" fo:font-size="11.5pt" style:font-size-asian="11.5pt" style:font-size-complex="11.5pt" fo:background-color="#FFFFFF"/>
    </style:style>
    <style:style style:name="T50" style:parent-style-name="Fuentedepárrafopredeter." style:family="text">
      <style:text-properties fo:color="#A52A2A"/>
    </style:style>
    <style:style style:name="T51" style:parent-style-name="Fuentedepárrafopredeter." style:family="text">
      <style:text-properties fo:color="#000000"/>
    </style:style>
  </office:automatic-styles>
  <office:body>
    <office:text text:use-soft-page-breaks="true">
      <text:p text:style-name="P1">Las cookies son datos almacenados en archivos de texto que se guardan en tu navegador.</text:p>
      <text:p text:style-name="Standard"/>
      <text:p text:style-name="Standard">Cuando sales de una pagina, el servidor olvida todo lo relacionado con el usuario, las cookies se inventaron para evitar este problema, con esto:</text:p>
      <text:p text:style-name="Standard"/>
      <text:list text:style-name="LFO1" text:continue-numbering="true">
        <text:list-item>
          <text:p text:style-name="P2">Cuando un usuario entre a una pagina web, se guarde su nombre de usuario</text:p>
        </text:list-item>
        <text:list-item>
          <text:p text:style-name="P3">El servidor recuerda el nombre de usuario</text:p>
        </text:list-item>
      </text:list>
      <text:p text:style-name="Standard"/>
      <text:p text:style-name="Standard"/>
      <text:p text:style-name="Standard">Las cookies se guardan en el siguiente formato:<text:s/><text:span text:style-name="T4">clave=valor</text:span>. Cuando un navegador solicita una página web a un servidor, las cookies pertenecientes a la página se añaden a la solicitud. De este modo, el servidor obtiene los datos necesarios para "recordar" información sobre los usuarios.</text:p>
      <text:p text:style-name="Standard"/>
      <text:p text:style-name="Standard">Javascript es capaz de crear, leer, editar y borrar cookies.</text:p>
      <text:p text:style-name="Standard"/>
      <text:p text:style-name="Standard">Para<text:s/><text:span text:style-name="T5">crear una cookie</text:span><text:s/>en javascript, se puede crear de la siguiente manera:</text:p>
      <text:p text:style-name="Standard"/>
      <text:p text:style-name="Standard"><text:span text:style-name="T6">document.cookie =<text:s/></text:span><text:span text:style-name="T7">"usuario=Juan Pedro"</text:span><text:span text:style-name="T8">;</text:span></text:p>
      <text:p text:style-name="P9"/>
      <text:p text:style-name="P10">Tambien puedes añadir una fecha de caducidad, en formato UTC. Por defecto, la cookie se borra al cerrar el navegador:</text:p>
      <text:p text:style-name="P11"/>
      <text:p text:style-name="Standard"><text:span text:style-name="T12">document.cookie =<text:s/></text:span><text:span text:style-name="T13">"usuario=Juan Pedro; <text:s/>expires=Thu, 18 Dec<text:s/></text:span><text:span text:style-name="T14">2013 12:00:00 UTC"</text:span><text:span text:style-name="T15">;</text:span></text:p>
      <text:p text:style-name="P16"/>
      <text:p text:style-name="P17">Con un parametro “path”, puedes decirle al navegador donde se localizará esta cookie. Por defecto, la cookie pertenece a la pagina actual:</text:p>
      <text:p text:style-name="P18"/>
      <text:p text:style-name="Standard"><text:span text:style-name="T19">document.cookie =<text:s/></text:span><text:span text:style-name="T20">"usuario=Juan Pedro; <text:s/>expires=Thu, 18 Dec 2013 12:00:00 UTC; <text:s/>path=/"</text:span><text:span text:style-name="T21">;</text:span></text:p>
      <text:p text:style-name="P22"/>
      <text:p text:style-name="Standard"><text:span text:style-name="T23">Para<text:s/></text:span><text:span text:style-name="T24">leer una cookie</text:span><text:span text:style-name="T25"><text:s/>en javascript, se puede hacer de la siguiente manera:</text:span></text:p>
      <text:p text:style-name="P26"/>
      <text:p text:style-name="Standard"><text:span text:style-name="T27">let</text:span><text:span text:style-name="T28"><text:s/>x = document.cookie;</text:span></text:p>
      <text:p text:style-name="P29"/>
      <text:p text:style-name="Standard"><text:span text:style-name="T30">document.cookie devuelve un string con todas las cookies; e.j:<text:s/></text:span><text:span text:style-name="T31">cookie1=value; cookie2=value; cookie3=value;</text:span></text:p>
      <text:p text:style-name="P32"/>
      <text:p text:style-name="Standard">En javascript, para<text:s/><text:span text:style-name="T33">editar una cookie<text:s/></text:span>se hace lo mismo que cuando la creas:</text:p>
      <text:p text:style-name="Standard"/>
      <text:p text:style-name="Standard"><text:span text:style-name="T34">document.cookie =<text:s/></text:span><text:span text:style-name="T35">"usuario=Juan Pedro Martinez; <text:s/>expires=Thu, 18 Dec 2013 12:00:00 UTC; <text:s/>path=/"</text:span><text:span text:style-name="T36">;</text:span></text:p>
      <text:p text:style-name="P37"/>
      <text:p text:style-name="P38">Haciendo esto la antigua cookie será reemplazada</text:p>
      <text:p text:style-name="P39"/>
      <text:p text:style-name="Standard"><text:span text:style-name="T40">Eliminar</text:span><text:span text:style-name="T41"><text:s/>una cookie es muy sencillo.</text:span></text:p>
      <text:p text:style-name="P42"/>
      <text:p text:style-name="P43">No es necesario especificar un valor de cookie cuando se elimina una cookie.</text:p>
      <text:p text:style-name="P44"/>
      <text:p text:style-name="P45">Sólo tiene que establecer el parámetro de caducidad a una fecha pasada:</text:p>
      <text:p text:style-name="Standard"/>
      <text:p text:style-name="Standard"><text:span text:style-name="T46">document.cookie =<text:s/></text:span><text:span text:style-name="T47">"usuario=Juan Pedro Martinez; <text:s/>expires=</text:span><text:span text:style-name="T48"><text:s/></text:span><text:span text:style-name="T49">Thu, 01 Jan 1970 00:00:00 UTC</text:span><text:span text:style-name="T50">; <text:s/>path=/"</text:span><text:span text:style-name="T51">;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21-11-03T11:53:00Z</meta:creation-date>
    <dc:date>2021-11-04T22:09:00Z</dc:date>
    <meta:template xlink:href="Normal.dotm" xlink:type="simple"/>
    <meta:editing-cycles>4</meta:editing-cycles>
    <meta:editing-duration>PT41340S</meta:editing-duration>
    <meta:document-statistic meta:page-count="1" meta:paragraph-count="3" meta:word-count="304" meta:character-count="1974" meta:row-count="13" meta:non-whitespace-character-count="1673"/>
  </office:meta>
</office:document-meta>
</file>